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9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0" table:default-cell-style-name="Default"/>
        <table:table-row table:style-name="ro1"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4"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3" office:value-type="string" calcext:value-type="string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table:number-columns-repeated="50" office:value-type="float" office:value="1" calcext:value-type="float">
            <text:p>1</text:p>
          </table:table-cell>
        </table:table-row>
        <table:table-row table:style-name="ro2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5:03:24.969742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19:52.548717951</meta:creation-date>
    <dc:date>2016-09-01T15:05:37.850731574</dc:date>
    <meta:editing-duration>PT5M25S</meta:editing-duration>
    <meta:editing-cycles>4</meta:editing-cycles>
    <meta:generator>LibreOffice/5.2.0.4$Linux_X86_64 LibreOffice_project/20m0$Build-4</meta:generator>
    <meta:document-statistic meta:table-count="1" meta:cell-count="2500" meta:object-count="0"/>
  </office:meta>
</office:document-meta>
</file>